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text-properties fo:font-weight="bold" style:font-weight-asian="bold"/>
    </style:style>
    <style:style style:name="P5" style:family="paragraph" style:parent-style-name="Standard">
      <style:paragraph-properties fo:margin-top="0in" fo:margin-bottom="0in" loext:contextual-spacing="false" fo:text-align="start" style:justify-single-word="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Standard">
      <style:paragraph-properties fo:margin-left="0in" fo:margin-right="0in" fo:margin-top="0in" fo:margin-bottom="0in" loext:contextual-spacing="false" fo:text-indent="0.5in" style:auto-text-indent="false"/>
      <style:text-properties officeooo:rsid="00266e49" officeooo:paragraph-rsid="00266e49"/>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1" style:family="paragraph" style:parent-style-name="Standard">
      <style:paragraph-properties fo:margin-left="0in" fo:margin-right="0in" fo:margin-top="0in" fo:margin-bottom="0in" loext:contextual-spacing="false" fo:text-indent="0in" style:auto-text-indent="false"/>
      <style:text-properties fo:font-weight="bold" officeooo:paragraph-rsid="00266e49" style:font-weight-asian="bold"/>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master-page-name="Standard">
      <style:paragraph-properties fo:margin-top="0in" fo:margin-bottom="0in" loext:contextual-spacing="false" fo:text-align="center" style:justify-single-word="false" style:page-number="1"/>
      <style:text-properties fo:font-size="18pt" fo:font-weight="bold" style:font-size-asian="18pt" style:font-weight-asian="bold" style:font-size-complex="18pt"/>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officeooo:paragraph-rsid="00266e49"/>
    </style:style>
    <style:style style:name="P16" style:family="paragraph" style:parent-style-name="Standard">
      <style:paragraph-properties fo:margin-left="0in" fo:margin-right="0in" fo:margin-top="0in" fo:margin-bottom="0in" loext:contextual-spacing="false" fo:text-indent="0.5in" style:auto-text-indent="false"/>
    </style:style>
    <style:style style:name="P17" style:family="paragraph" style:parent-style-name="Standard" style:list-style-name="WWNum1">
      <style:paragraph-properties fo:margin-left="1in" fo:margin-right="0in" fo:margin-top="0in" fo:margin-bottom="0in" loext:contextual-spacing="true" fo:text-indent="-0.25in" style:auto-text-indent="false"/>
    </style:style>
    <style:style style:name="P18"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9" style:family="paragraph" style:parent-style-name="Standard">
      <style:paragraph-properties fo:margin-left="0in" fo:margin-right="0in" fo:margin-top="0in" fo:margin-bottom="0in" loext:contextual-spacing="false" fo:text-indent="0in" style:auto-text-indent="false"/>
      <style:text-properties fo:font-weight="bold" officeooo:rsid="002d5b1f" officeooo:paragraph-rsid="002d5b1f" style:font-weight-asian="bold"/>
    </style:style>
    <style:style style:name="P20" style:family="paragraph" style:parent-style-name="Standard">
      <style:paragraph-properties fo:margin-left="0in" fo:margin-right="0in" fo:margin-top="0in" fo:margin-bottom="0in" loext:contextual-spacing="false" fo:text-indent="0in" style:auto-text-indent="false"/>
      <style:text-properties fo:font-weight="bold" officeooo:rsid="003236c4" officeooo:paragraph-rsid="003236c4" style:font-weight-asian="bold" style:font-weight-complex="bold"/>
    </style:style>
    <style:style style:name="P21" style:family="paragraph" style:parent-style-name="Standard">
      <style:paragraph-properties fo:margin-left="0in" fo:margin-right="0in" fo:margin-top="0in" fo:margin-bottom="0in" loext:contextual-spacing="false" fo:text-indent="0in" style:auto-text-indent="false"/>
      <style:text-properties fo:font-weight="normal" officeooo:rsid="002d5b1f" officeooo:paragraph-rsid="002ee5ab" style:font-weight-asian="normal" style:font-weight-complex="normal"/>
    </style:style>
    <style:style style:name="T1" style:family="text">
      <style:text-properties fo:font-weight="bold" style:font-weight-asian="bold"/>
    </style:style>
    <style:style style:name="T2" style:family="text">
      <style:text-properties fo:font-weight="bold" officeooo:rsid="002d5b1f" style:font-weight-asian="bold"/>
    </style:style>
    <style:style style:name="T3" style:family="text">
      <style:text-properties fo:font-weight="normal" style:font-weight-asian="normal" style:font-weight-complex="normal"/>
    </style:style>
    <style:style style:name="T4" style:family="text">
      <style:text-properties fo:font-weight="normal" officeooo:rsid="001f5df4" style:font-weight-asian="normal" style:font-weight-complex="normal"/>
    </style:style>
    <style:style style:name="T5" style:family="text">
      <style:text-properties fo:font-weight="normal" officeooo:rsid="0020f2dc" style:font-weight-asian="normal" style:font-weight-complex="normal"/>
    </style:style>
    <style:style style:name="T6" style:family="text">
      <style:text-properties fo:font-weight="normal" officeooo:rsid="0021f73e" style:font-weight-asian="normal" style:font-weight-complex="normal"/>
    </style:style>
    <style:style style:name="T7" style:family="text">
      <style:text-properties fo:font-weight="normal" officeooo:rsid="00238a03" style:font-weight-asian="normal" style:font-weight-complex="normal"/>
    </style:style>
    <style:style style:name="T8" style:family="text">
      <style:text-properties officeooo:rsid="0027bccf"/>
    </style:style>
    <style:style style:name="T9" style:family="text">
      <style:text-properties officeooo:rsid="0030c74b"/>
    </style:style>
    <style:style style:name="T10" style:family="text">
      <style:text-properties officeooo:rsid="003236c4"/>
    </style:style>
    <style:style style:name="T11" style:family="text">
      <style:text-properties officeooo:rsid="00329dba"/>
    </style:style>
    <style:style style:name="T12" style:family="text">
      <style:text-properties officeooo:rsid="003349c0"/>
    </style:style>
    <style:style style:name="T13" style:family="text">
      <style:text-properties officeooo:rsid="0034cc10"/>
    </style:style>
    <style:style style:name="T14" style:family="text">
      <style:text-properties officeooo:rsid="003519ee"/>
    </style:style>
    <style:style style:name="T15" style:family="text">
      <style:text-properties officeooo:rsid="00351bc3"/>
    </style:style>
    <style:style style:name="T16" style:family="text">
      <style:text-properties officeooo:rsid="0035dd18"/>
    </style:style>
    <style:style style:name="T17" style:family="text">
      <style:text-properties officeooo:rsid="0037c8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opics</text:p>
      <text:p text:style-name="P4">Hardware</text:p>
      <text:p text:style-name="P1"><text:span text:style-name="T1">Router</text:span></text:p>
      <text:p text:style-name="P7">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1"/>
      <text:p text:style-name="P1"><text:span text:style-name="T2">Network </text:span><text:span text:style-name="T1">Switch</text:span> </text:p>
      <text:p text:style-name="P8">A <text:span text:style-name="T10">network </text:span>switch is a <text:span text:style-name="T8">much </text:span>smaller and simpler <text:span text:style-name="T8">version of a </text:span>router. <text:span text:style-name="T16">Network switches can be very useful because they can share a single IP address with many devices. <text:s/>It does so by routing packets based on their Media Access Control (MAC) addresses which can be thought of as a simpler version of IP addresses. <text:s/>MAC addresses are unique to each Network Interface. <text:s/></text:span>A switch has two sides: a local area network side, and a wide area network side. <text:s/>The local area side can have many wired connections <text:span text:style-name="T8">to usable devices like a laptop, or even another switch.</text:span> <text:span text:style-name="T8">T</text:span>he wide area network side typically is limited to a single connection <text:span text:style-name="T8">to another routing device</text:span>.</text:p>
      <text:p text:style-name="P10"><text:tab/></text:p>
      <text:p text:style-name="P19">Ethernet Hub</text:p>
      <text:p text:style-name="P21"><text:tab/>An ethernet hub is the simplest <text:span text:style-name="T11">modern </text:span>networking device. <text:s/><text:span text:style-name="T10">A hub does not perform any routing, i</text:span>nstead it acts as a repeater <text:span text:style-name="T10">by</text:span> sending every packet <text:span text:style-name="T10">received </text:span>to every <text:span text:style-name="T10">other </text:span>connected device simutaniously. <text:s/><text:span text:style-name="T9">This lack of routing capabilites makes ethernet hubs undesirable in most situations because it sends more packets than are nessesary, making the network slower.</text:span></text:p>
      <text:p text:style-name="P21"/>
      <text:p text:style-name="P20">Network Address Translation <text:span text:style-name="T16">(NAT)</text:span></text:p>
      <text:p text:style-name="P21"/>
      <text:p text:style-name="P15"><text:span text:style-name="T1">Firewall</text:span></text:p>
      <text:p text:style-name="P11"><text:tab/><text:span text:style-name="T3">Before a packet can be safely read by a computer it must first go through the firewall. <text:s/>Firewalls are powerful applications </text:span><text:span text:style-name="T4">which </text:span><text:span text:style-name="T3">a user decide </text:span><text:span text:style-name="T4">what</text:span><text:span text:style-name="T3"> packets are safe to </text:span><text:span text:style-name="T5">read</text:span><text:span text:style-name="T3"> or reply to, and which should be blocked or ignored. <text:s/></text:span><text:span text:style-name="T6">Users can select packets based on their properties such as their destination IP addresses. <text:s/></text:span><text:span text:style-name="T3">Simple firewalls exist on your computer and are </text:span><text:span text:style-name="T7">designed </text:span><text:span text:style-name="T3">to protect your device, while more complex ones run on routers and serve to protect </text:span><text:span text:style-name="T7">all devices connected to it</text:span><text:span text:style-name="T3">.</text:span></text:p>
      <text:p text:style-name="P10"/>
      <text:p text:style-name="P10"><text:soft-page-break/>*Wireless Access Point <text:span text:style-name="T16">(WAP)</text:span></text:p>
      <text:p text:style-name="P9"><text:span text:style-name="T1"><text:tab/></text:span>A networking device that allows devices to connect to a network wirelessly via radio waves. A WAP can be a independent device, like <text:span text:style-name="T12">the wireless at a coffee shop or fast food restaraunt</text:span>, or integrated with other devices <text:span text:style-name="T13">such as a network router with network address translation commonly found in</text:span> home router<text:span text:style-name="T14">s</text:span>.</text:p>
      <text:p text:style-name="P9"/>
      <text:p text:style-name="P10">Network Interface Card <text:span text:style-name="T16">(NIC)</text:span></text:p>
      <text:p text:style-name="P9"><text:tab/>A <text:span text:style-name="T16">Network Interface Card is a </text:span>networking device that <text:span text:style-name="T15">provides a computer, router or switch an interface with which it can communicate across a network</text:span>. <text:s/><text:span text:style-name="T16">Each ethernet port in a router or switch has its own Network Interface Card. <text:s/>M</text:span>ost computers now have a<text:span text:style-name="T17">t least one</text:span> network interface <text:span text:style-name="T16">card</text:span> built <text:span text:style-name="T16">directly </text:span>into the motherboard. Many mobile devices <text:span text:style-name="T16">like laptops and smartphones </text:span>also have a wireless NIC to connect to wireless networks.</text:p>
      <text:p text:style-name="P9"/>
      <text:p text:style-name="P10">Ethernet Cable</text:p>
      <text:p text:style-name="P7">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4">Protocols - Ports (add port numbers)</text:p>
      <text:p text:style-name="P5">*TCP</text:p>
      <text:p text:style-name="P7">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9"/>
      <text:p text:style-name="P10">UDP</text:p>
      <text:p text:style-name="P7">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9"/>
      <text:p text:style-name="P10">FTP</text:p>
      <text:p text:style-name="P7">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9"/>
      <text:p text:style-name="P10">SSH</text:p>
      <text:p text:style-name="P9"><text:soft-page-break/><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9"/>
      <text:p text:style-name="P10">Telnet</text:p>
      <text:p text:style-name="P9"><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9"/>
      <text:p text:style-name="P10">SMTP</text:p>
      <text:p text:style-name="P9"><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9"/>
      <text:p text:style-name="P10">POP</text:p>
      <text:p text:style-name="P7">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9"/>
      <text:p text:style-name="P10">*DNS</text:p>
      <text:p text:style-name="P9"><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9"/>
      <text:p text:style-name="P10">*HTTP</text:p>
      <text:p text:style-name="P7">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2"/>
      <text:p text:style-name="P10">Basics - Standard method of communicating, common ports/services, port independent</text:p>
      <text:p text:style-name="P10"><text:soft-page-break/>*What?</text:p>
      <text:p text:style-name="P9"/>
      <text:p text:style-name="P4">TCP/IP</text:p>
      <text:p text:style-name="P3">*IP address - v4, 32-bit, dotted decimal</text:p>
      <text:p text:style-name="P7">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Picture from wikipedia page*</text:p>
      <text:p text:style-name="P1"/>
      <text:p text:style-name="P3">Address space exhaustion - v6, 128-bit, hex</text:p>
      <text:p text:style-name="P7">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9">*Picture from wikipedia page*</text:p>
      <text:p text:style-name="P1"/>
      <text:p text:style-name="P3">Private Networks - 10, 172.16 - 172.31, 192.168</text:p>
      <text:p text:style-name="P7">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
      <text:p text:style-name="P3">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6916561768899147189" text:style-name="WWNum1">
        <text:list-item>
          <text:p text:style-name="P17">Client sends a TCP packet to the server with the SYN flag set.</text:p>
        </text:list-item>
        <text:list-item>
          <text:p text:style-name="P17">Server responds to the client request with the SYN and ACK flags set.</text:p>
        </text:list-item>
        <text:list-item>
          <text:p text:style-name="P17">Client completes the connection by sending a packet with the ACK flag set.</text:p>
        </text:list-item>
      </text:list>
      <text:p text:style-name="P1"/>
      <text:p text:style-name="P1">In order for the connection to exist, each side of the connection must send a SYN (Synchronize) flag and receive an ACK (Acknowledge) flag.</text:p>
      <text:p text:style-name="P1"><text:soft-page-break/></text:p>
      <text:p text:style-name="P4">Internet</text:p>
      <text:p text:style-name="P3">OSI layer model</text:p>
      <text:p text:style-name="P7">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7">*packet encapsulation picture and layer model picture*</text:p>
      <text:p text:style-name="P9"/>
      <text:p text:style-name="P3">URI - Scheme, host port, query, fragment</text:p>
      <text:p text:style-name="P7">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7"/>
      <text:p text:style-name="P3">DNS - Recurser, TLD, domain, subdomain</text:p>
      <text:p text:style-name="P1">*already covered?*</text:p>
      <text:p text:style-name="P1"/>
      <text:p text:style-name="P3">*Website - Server, HTML</text:p>
      <text:p text:style-name="P7">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9"/>
      <text:p text:style-name="P3">*Browser - HTTP request/response, methods, header, cookies, referer, user-agent</text:p>
      <text:p text:style-name="P7">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6">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6">Labs</text:p>
      <text:p text:style-name="P1">TBD</text:p>
      <text:p text:style-name="P1"/>
      <text:p text:style-name="P6">Sources</text:p>
      <text:p text:style-name="P1"><text:soft-page-break/>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Linux_X86_64 LibreOffice_project/20m0$Build-2</meta:generator>
    <dc:date>2017-01-26T16:28:13.882951286</dc:date>
    <meta:editing-duration>PT2H11M21S</meta:editing-duration>
    <meta:editing-cycles>21</meta:editing-cycles>
    <meta:document-statistic meta:table-count="0" meta:image-count="0" meta:object-count="0" meta:page-count="6" meta:paragraph-count="75" meta:word-count="1963" meta:character-count="12383" meta:non-whitespace-character-count="10464"/>
  </office:meta>
</office:document-meta>
</file>